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402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448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572cm"/>
    </style:style>
    <style:style style:name="co15" style:family="table-column">
      <style:table-column-properties fo:break-before="auto" style:column-width="2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323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Heading">
      <style:table-cell-properties fo:border-bottom="0.26pt solid #808080" fo:background-color="#ffff99" style:text-align-source="fix" style:repeat-content="false" fo:border-left="3pt double #000000" style:border-line-width-left="0.035cm 0.035cm 0.035cm" fo:border-right="0.26pt solid #808080" fo:border-top="3pt double #000000" style:border-line-width-top="0.035cm 0.035cm 0.035cm" style:vertical-align="middle"/>
      <style:paragraph-properties fo:text-align="center" fo:margin-left="0cm"/>
      <style:text-properties fo:color="#333333" fo:font-size="20pt" fo:font-weight="bold" style:font-size-asian="20pt" style:font-weight-asian="bold" style:font-size-complex="20pt" style:font-weight-complex="bold"/>
    </style:style>
    <style:style style:name="ce26" style:family="table-cell" style:parent-style-name="Heading1">
      <style:table-cell-properties fo:border-bottom="0.26pt solid #808080" style:text-align-source="fix" style:repeat-content="false" fo:border-left="3pt double #000000" style:border-line-width-left="0.035cm 0.035cm 0.035cm" fo:border-right="0.26pt solid #808080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27" style:family="table-cell" style:parent-style-name="Heading">
      <style:table-cell-properties fo:border-bottom="0.26pt solid #808080" fo:border-left="3pt double #000000" style:border-line-width-left="0.035cm 0.035cm 0.035cm" fo:border-right="0.26pt solid #808080" fo:border-top="3pt double #000000" style:border-line-width-top="0.035cm 0.035cm 0.035cm" style:vertical-align="middle"/>
      <style:paragraph-properties fo:margin-left="0cm"/>
      <style:text-properties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order-bottom="0.26pt solid #808080" style:text-align-source="fix" style:repeat-content="false" fo:border-left="3pt double #000000" style:border-line-width-left="0.035cm 0.035cm 0.035cm" fo:border-right="0.26pt solid #808080" fo:border-top="0.26pt solid #808080" style:vertical-align="middle"/>
      <style:paragraph-properties fo:text-align="center" fo:margin-left="0cm"/>
      <style:text-properties fo:color="#008000" fo:font-size="14pt" style:font-size-asian="14pt" style:font-size-complex="14pt"/>
    </style:style>
    <style:style style:name="ce29" style:family="table-cell" style:parent-style-name="Default">
      <style:table-cell-properties fo:border-bottom="0.26pt solid #808080" style:text-align-source="fix" style:repeat-content="false" fo:border-left="3pt double #000000" style:border-line-width-left="0.035cm 0.035cm 0.035cm" fo:border-right="0.26pt solid #808080" fo:border-top="0.26pt solid #808080" style:vertical-align="middle"/>
      <style:paragraph-properties fo:text-align="center" fo:margin-left="0cm"/>
      <style:text-properties fo:color="#800000" fo:font-size="14pt" style:font-size-asian="14pt" style:font-size-complex="14pt"/>
    </style:style>
    <style:style style:name="ce30" style:family="table-cell" style:parent-style-name="Default">
      <style:table-cell-properties fo:border-bottom="0.26pt solid #808080" style:text-align-source="fix" style:repeat-content="false" fo:border-left="3pt double #000000" style:border-line-width-left="0.035cm 0.035cm 0.035cm" fo:border-right="0.26pt solid #808080" fo:border-top="0.26pt solid #80808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3pt double #000000" style:border-line-width-bottom="0.035cm 0.035cm 0.035cm" style:text-align-source="fix" style:repeat-content="false" fo:border-left="3pt double #000000" style:border-line-width-left="0.035cm 0.035cm 0.035cm" fo:border-right="0.26pt solid #808080" fo:border-top="0.26pt solid #80808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Heading">
      <style:table-cell-properties fo:border-bottom="0.26pt solid #808080" fo:background-color="#ffcc99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fo:color="#333333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Heading1">
      <style:table-cell-properties fo:border-bottom="0.26pt solid #808080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35" style:family="table-cell" style:parent-style-name="Heading">
      <style:table-cell-properties fo:border-bottom="0.26pt solid #808080" fo:border-left="0.26pt solid #808080" fo:border-right="0.26pt solid #808080" fo:border-top="3pt double #000000" style:border-line-width-top="0.035cm 0.035cm 0.035cm" style:vertical-align="middle"/>
      <style:paragraph-properties fo:margin-left="0cm"/>
      <style:text-properties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border="0.26pt solid #808080" style:vertical-align="middle"/>
      <style:paragraph-properties fo:text-align="center" fo:margin-left="0cm"/>
    </style:style>
    <style:style style:name="ce37" style:family="table-cell" style:parent-style-name="Default" style:data-style-name="N11">
      <style:table-cell-properties fo:border-bottom="3pt double #000000" style:border-line-width-bottom="0.035cm 0.035cm 0.035cm" style:text-align-source="fix" style:repeat-content="false" fo:border-left="0.26pt solid #808080" fo:border-right="0.26pt solid #808080" fo:border-top="0.26pt solid #80808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3pt double #000000" style:border-line-width-bottom="0.035cm 0.035cm 0.035cm" style:text-align-source="fix" style:repeat-content="false" fo:border-left="0.26pt solid #808080" fo:border-right="0.26pt solid #808080" fo:border-top="0.26pt solid #808080" style:vertical-align="middle"/>
      <style:paragraph-properties fo:text-align="center" fo:margin-left="0cm"/>
    </style:style>
    <style:style style:name="ce12" style:family="table-cell" style:parent-style-name="Heading" style:data-style-name="N110">
      <style:table-cell-properties fo:border-bottom="0.26pt solid #808080" fo:background-color="#ffcc99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fo:color="#333333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Heading1" style:data-style-name="N110">
      <style:table-cell-properties fo:border-bottom="0.26pt solid #808080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41" style:family="table-cell" style:parent-style-name="Heading" style:data-style-name="N110">
      <style:table-cell-properties fo:border-bottom="0.26pt solid #808080" fo:border-left="0.26pt solid #808080" fo:border-right="0.26pt solid #808080" fo:border-top="3pt double #000000" style:border-line-width-top="0.035cm 0.035cm 0.035cm" style:vertical-align="middle"/>
      <style:paragraph-properties fo:margin-left="0cm"/>
      <style:text-properties style:font-size-asian="10.5pt" style:font-weight-asian="bold" style:font-size-complex="10.5pt" style:font-weight-complex="bold"/>
    </style:style>
    <style:style style:name="ce42" style:family="table-cell" style:parent-style-name="Default" style:data-style-name="N110">
      <style:table-cell-properties style:text-align-source="fix" style:repeat-content="false" fo:border="0.26pt solid #808080" style:vertical-align="middle"/>
      <style:paragraph-properties fo:text-align="center" fo:margin-left="0cm"/>
      <style:map style:condition="cell-content()&lt;1000" style:apply-style-name="moins1000" style:base-cell-address="Mise_en_forme.D7"/>
    </style:style>
    <style:style style:name="ce43" style:family="table-cell" style:parent-style-name="Default" style:data-style-name="N110">
      <style:table-cell-properties style:text-align-source="fix" style:repeat-content="false" fo:border="0.26pt solid #808080" style:vertical-align="middle"/>
      <style:paragraph-properties fo:text-align="center" fo:margin-left="0cm"/>
    </style:style>
    <style:style style:name="ce44" style:family="table-cell" style:parent-style-name="Default" style:data-style-name="N110">
      <style:table-cell-properties fo:border-bottom="3pt double #000000" style:border-line-width-bottom="0.035cm 0.035cm 0.035cm" style:text-align-source="fix" style:repeat-content="false" fo:border-left="0.26pt solid #808080" fo:border-right="0.26pt solid #808080" fo:border-top="0.26pt solid #808080" style:vertical-align="middle"/>
      <style:paragraph-properties fo:text-align="center" fo:margin-left="0cm"/>
    </style:style>
    <style:style style:name="ce45" style:family="table-cell" style:parent-style-name="Default" style:data-style-name="N116">
      <style:table-cell-properties style:text-align-source="fix" style:repeat-content="false" fo:border="0.26pt solid #808080" style:vertical-align="middle"/>
      <style:paragraph-properties fo:text-align="center" fo:margin-left="0cm"/>
    </style:style>
    <style:style style:name="ce46" style:family="table-cell" style:parent-style-name="Heading" style:data-style-name="N113">
      <style:table-cell-properties fo:border-bottom="0.26pt solid #808080" fo:border-left="0.26pt solid #808080" fo:border-right="0.26pt solid #808080" fo:border-top="3pt double #000000" style:border-line-width-top="0.035cm 0.035cm 0.035cm" style:vertical-align="middle"/>
      <style:paragraph-properties fo:margin-left="0cm"/>
      <style:text-properties style:font-size-asian="10.5pt" style:font-weight-asian="bold" style:font-size-complex="10.5pt" style:font-weight-complex="bold"/>
    </style:style>
    <style:style style:name="ce47" style:family="table-cell" style:parent-style-name="Default" style:data-style-name="N120">
      <style:table-cell-properties fo:background-color="#e8f2a1" style:text-align-source="fix" style:repeat-content="false" fo:border="1.5pt solid #8d281e" style:vertical-align="middle"/>
      <style:paragraph-properties fo:text-align="center" fo:margin-left="0cm"/>
      <style:text-properties fo:color="#5b277d"/>
    </style:style>
    <style:style style:name="ce48" style:family="table-cell" style:parent-style-name="Default" style:data-style-name="N110">
      <style:table-cell-properties fo:background-color="#e8f2a1" style:text-align-source="fix" style:repeat-content="false" fo:border="1.5pt solid #8d281e" style:vertical-align="middle"/>
      <style:paragraph-properties fo:text-align="center" fo:margin-left="0cm"/>
      <style:text-properties fo:color="#5b277d"/>
    </style:style>
    <style:style style:name="ce17" style:family="table-cell" style:parent-style-name="Heading" style:data-style-name="N111">
      <style:table-cell-properties fo:border-bottom="0.26pt solid #808080" fo:background-color="#ffcc99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fo:color="#333333"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Heading1" style:data-style-name="N111">
      <style:table-cell-properties fo:border-bottom="0.26pt solid #808080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51" style:family="table-cell" style:parent-style-name="Default" style:data-style-name="N111">
      <style:table-cell-properties style:text-align-source="fix" style:repeat-content="false" fo:border="0.26pt solid #808080" style:vertical-align="middle"/>
      <style:paragraph-properties fo:text-align="center" fo:margin-left="0cm"/>
    </style:style>
    <style:style style:name="ce52" style:family="table-cell" style:parent-style-name="Default" style:data-style-name="N111">
      <style:table-cell-properties fo:border-bottom="3pt double #000000" style:border-line-width-bottom="0.035cm 0.035cm 0.035cm" style:text-align-source="fix" style:repeat-content="false" fo:border-left="0.26pt solid #808080" fo:border-right="0.26pt solid #808080" fo:border-top="0.26pt solid #808080" style:vertical-align="middle"/>
      <style:paragraph-properties fo:text-align="center" fo:margin-left="0cm"/>
    </style:style>
    <style:style style:name="ce53" style:family="table-cell" style:parent-style-name="Heading" style:data-style-name="N113">
      <style:table-cell-properties fo:border-bottom="0.26pt solid #808080" fo:background-color="#ffcc99" style:text-align-source="fix" style:repeat-content="false" fo:border-left="0.26pt solid #808080" fo:border-right="0.26pt solid #808080" fo:border-top="3pt solid #000000" style:vertical-align="middle"/>
      <style:paragraph-properties fo:text-align="center" fo:margin-left="0cm"/>
      <style:text-properties fo:color="#333333"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Heading1" style:data-style-name="N113">
      <style:table-cell-properties fo:border-bottom="0.26pt solid #808080" style:text-align-source="fix" style:repeat-content="false" fo:border-left="0.26pt solid #808080" fo:border-right="0.26pt solid #808080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55" style:family="table-cell" style:parent-style-name="Default" style:data-style-name="N113">
      <style:table-cell-properties style:text-align-source="fix" style:repeat-content="false" fo:border="0.26pt solid #808080" style:vertical-align="middle"/>
      <style:paragraph-properties fo:text-align="center" fo:margin-left="0cm"/>
    </style:style>
    <style:style style:name="ce56" style:family="table-cell" style:parent-style-name="Default" style:data-style-name="N113">
      <style:table-cell-properties fo:background-color="#e8f2a1" style:text-align-source="fix" style:repeat-content="false" fo:border="1.5pt solid #8d281e" style:vertical-align="middle"/>
      <style:paragraph-properties fo:text-align="center" fo:margin-left="0cm"/>
      <style:text-properties fo:color="#5b277d"/>
    </style:style>
    <style:style style:name="ce57" style:family="table-cell" style:parent-style-name="Default" style:data-style-name="N113">
      <style:table-cell-properties fo:border-bottom="3pt double #000000" style:border-line-width-bottom="0.035cm 0.035cm 0.035cm" style:text-align-source="fix" style:repeat-content="false" fo:border-left="0.26pt solid #808080" fo:border-right="0.26pt solid #808080" fo:border-top="0.26pt solid #808080" style:vertical-align="middle"/>
      <style:paragraph-properties fo:text-align="center" fo:margin-left="0cm"/>
    </style:style>
    <style:style style:name="ce5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Heading">
      <style:table-cell-properties fo:border-bottom="0.26pt solid #808080" fo:background-color="#ffcc99" style:text-align-source="fix" style:repeat-content="false" fo:border-left="0.26pt solid #808080" fo:border-right="3pt double #000000" style:border-line-width-right="0.035cm 0.035cm 0.035cm" fo:border-top="3pt double #000000" style:border-line-width-top="0.035cm 0.035cm 0.035cm" style:vertical-align="middle"/>
      <style:paragraph-properties fo:text-align="center" fo:margin-left="0cm"/>
      <style:text-properties fo:color="#333333" fo:font-size="10.5pt" fo:font-weight="bold" style:font-size-asian="10.5pt" style:font-weight-asian="bold" style:font-size-complex="10.5pt" style:font-weight-complex="bold"/>
    </style:style>
    <style:style style:name="ce60" style:family="table-cell" style:parent-style-name="Heading1">
      <style:table-cell-properties fo:border-bottom="0.26pt solid #808080" style:text-align-source="fix" style:repeat-content="false" fo:border-left="0.26pt solid #808080" fo:border-right="3pt double #000000" style:border-line-width-right="0.035cm 0.035cm 0.035cm" fo:border-top="3pt double #000000" style:border-line-width-top="0.035cm 0.035cm 0.035cm" style:vertical-align="middle"/>
      <style:paragraph-properties fo:text-align="center" fo:margin-left="0cm"/>
      <style:text-properties style:font-size-asian="10.5pt" style:font-weight-asian="bold" style:font-size-complex="10.5pt" style:font-weight-complex="bold"/>
    </style:style>
    <style:style style:name="ce61" style:family="table-cell" style:parent-style-name="Default" style:data-style-name="N110">
      <style:table-cell-properties fo:border-bottom="0.26pt solid #808080" style:text-align-source="fix" style:repeat-content="false" fo:border-left="0.26pt solid #808080" fo:border-right="3pt double #000000" style:border-line-width-right="0.035cm 0.035cm 0.035cm" fo:border-top="0.26pt solid #80808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e8f2a1" style:text-align-source="fix" style:repeat-content="false" fo:border="1.5pt solid #8d281e" style:vertical-align="middle"/>
      <style:paragraph-properties fo:text-align="center" fo:margin-left="0cm"/>
      <style:text-properties fo:color="#5b277d"/>
    </style:style>
    <style:style style:name="ce63" style:family="table-cell" style:parent-style-name="Default">
      <style:table-cell-properties fo:border-bottom="0.26pt solid #808080" style:text-align-source="fix" style:repeat-content="false" fo:border-left="0.26pt solid #808080" fo:border-right="3pt double #000000" style:border-line-width-right="0.035cm 0.035cm 0.035cm" fo:border-top="0.26pt solid #80808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3pt double #000000" style:border-line-width-bottom="0.035cm 0.035cm 0.035cm" style:text-align-source="fix" style:repeat-content="false" fo:border-left="0.26pt solid #808080" fo:border-right="3pt double #000000" style:border-line-width-right="0.035cm 0.035cm 0.035cm" fo:border-top="0.26pt solid #808080" style:vertical-align="middle"/>
      <style:paragraph-properties fo:text-align="center" fo:margin-left="0cm"/>
    </style:style>
    <style:style style:name="ce65" style:family="table-cell" style:parent-style-name="Heading">
      <style:table-cell-properties style:vertical-align="middle"/>
      <style:paragraph-properties fo:margin-left="0c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99pt double-thin #000000" style:border-line-width-left="0.018cm 0.004cm 0.018cm" fo:border-right="none" fo:border-top="0.99pt double-thin #000000" style:border-line-width-top="0.018cm 0.004cm 0.01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99pt double-thin #000000" style:border-line-width-left="0.018cm 0.004cm 0.018cm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double-thin #000000" style:border-line-width-left="0.018cm 0.004cm 0.018cm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99pt double-thin #000000" style:border-line-width-top="0.018cm 0.004cm 0.01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99pt double-thin #000000" style:border-line-width-right="0.018cm 0.004cm 0.018cm" fo:border-top="0.99pt double-thin #000000" style:border-line-width-top="0.018cm 0.004cm 0.01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99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0.99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textarea-vertical-align="middle" draw:auto-grow-height="true" draw:auto-grow-width="false" fo:min-height="0.87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textarea-vertical-align="middle" draw:auto-grow-height="true" draw:auto-grow-width="false" fo:min-height="0.7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Mise_en_form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number-columns-repeated="2" table:default-cell-style-name="ce32"/>
        <table:table-column table:style-name="co7" table:default-cell-style-name="ce32"/>
        <table:table-column table:style-name="co8" table:default-cell-style-name="ce58"/>
        <table:table-column table:style-name="co9" table:default-cell-style-name="ce32"/>
        <table:table-column table:style-name="co10" table:number-columns-repeated="1014" table:default-cell-style-name="ce32"/>
        <table:table-row table:style-name="ro1">
          <table:table-cell table:style-name="ce1" office:value-type="string" calcext:value-type="string" table:number-columns-spanned="10" table:number-rows-spanned="1">
            <text:p>Second exercice avec CALC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7"/>
          <table:covered-table-cell table:style-name="ce53"/>
          <table:covered-table-cell table:style-name="ce21"/>
          <table:table-cell table:number-columns-repeated="1014"/>
        </table:table-row>
        <table:table-header-rows>
          <table:table-row table:style-name="ro2">
            <table:table-cell table:style-name="ce26" office:value-type="string" calcext:value-type="string">
              <text:p>Client</text:p>
            </table:table-cell>
            <table:table-cell table:style-name="ce34" office:value-type="string" calcext:value-type="string">
              <text:p>N°B.C.</text:p>
            </table:table-cell>
            <table:table-cell table:style-name="ce34" office:value-type="string" calcext:value-type="string">
              <text:p>Produit</text:p>
            </table:table-cell>
            <table:table-cell table:style-name="ce40" office:value-type="string" calcext:value-type="string">
              <text:p>Prix Unité</text:p>
            </table:table-cell>
            <table:table-cell table:style-name="ce34" office:value-type="string" calcext:value-type="string">
              <text:p>Qté</text:p>
            </table:table-cell>
            <table:table-cell table:style-name="ce34" office:value-type="string" calcext:value-type="string">
              <text:p>H. TVA</text:p>
            </table:table-cell>
            <table:table-cell table:style-name="ce34" office:value-type="string" calcext:value-type="string">
              <text:p>Prix Total</text:p>
            </table:table-cell>
            <table:table-cell table:style-name="ce50" office:value-type="string" calcext:value-type="string">
              <text:p>Taux</text:p>
              <text:p>Commission</text:p>
            </table:table-cell>
            <table:table-cell table:style-name="ce54" office:value-type="string" calcext:value-type="string">
              <text:p>Commission</text:p>
            </table:table-cell>
            <table:table-cell table:style-name="ce60" office:value-type="string" calcext:value-type="string">
              <text:p>Prix Net</text:p>
            </table:table-cell>
            <table:table-cell table:number-columns-repeated="1014"/>
          </table:table-row>
        </table:table-header-rows>
        <table:table-row table:style-name="ro3">
          <table:table-cell table:style-name="ce27" office:value-type="string" calcext:value-type="string">
            <text:p>Somme</text:p>
          </table:table-cell>
          <table:table-cell table:style-name="ce35" table:number-columns-repeated="2"/>
          <table:table-cell table:style-name="ce41"/>
          <table:table-cell table:style-name="ce35" table:formula="of:=SUM([.E7:.E19])" office:value-type="float" office:value="1595" calcext:value-type="float">
            <text:p>1595</text:p>
          </table:table-cell>
          <table:table-cell table:style-name="ce46" table:formula="of:=SUM([.F7:.F19])" office:value-type="currency" office:currency="EUR" office:value="1014000" calcext:value-type="currency">
            <text:p>1 014 000,00 €</text:p>
          </table:table-cell>
          <table:table-cell table:style-name="ce46" table:formula="of:=SUM([.G7:.G19])" office:value-type="currency" office:currency="EUR" office:value="1212744" calcext:value-type="currency">
            <text:p>1 212 744,00 €</text:p>
          </table:table-cell>
          <table:table-cell table:style-name="ce46"/>
          <table:table-cell table:style-name="ce46" table:formula="of:=SUM([.I7:.I19])" office:value-type="currency" office:currency="EUR" office:value="37191.75" calcext:value-type="currency">
            <text:p>37 191,75 €</text:p>
          </table:table-cell>
          <table:table-cell table:style-name="ce46" table:formula="of:=SUM([.J7:.J19])" office:value-type="currency" office:currency="EUR" office:value="976808.25" calcext:value-type="currency">
            <text:p>976 808,25 €</text:p>
          </table:table-cell>
          <table:table-cell table:style-name="ce65" table:number-columns-repeated="1014"/>
        </table:table-row>
        <table:table-row table:style-name="ro3">
          <table:table-cell table:style-name="ce27" office:value-type="string" calcext:value-type="string">
            <text:p>Moyenne</text:p>
          </table:table-cell>
          <table:table-cell table:style-name="ce35" table:number-columns-repeated="2"/>
          <table:table-cell table:style-name="ce41"/>
          <table:table-cell table:style-name="ce35" table:formula="of:=AVERAGE([.E7:.E19])" office:value-type="float" office:value="122.692307692308" calcext:value-type="float">
            <text:p>122,69</text:p>
          </table:table-cell>
          <table:table-cell table:style-name="ce46" table:formula="of:=AVERAGE([.F7:.F19])" office:value-type="currency" office:currency="EUR" office:value="78000" calcext:value-type="currency">
            <text:p>78 000,00 €</text:p>
          </table:table-cell>
          <table:table-cell table:style-name="ce46" table:formula="of:=AVERAGE([.G7:.G19])" office:value-type="currency" office:currency="EUR" office:value="93288" calcext:value-type="currency">
            <text:p>93 288,00 €</text:p>
          </table:table-cell>
          <table:table-cell table:style-name="ce46"/>
          <table:table-cell table:style-name="ce46" table:formula="of:=AVERAGE([.I7:.I19])" office:value-type="currency" office:currency="EUR" office:value="2860.90384615385" calcext:value-type="currency">
            <text:p>2 860,90 €</text:p>
          </table:table-cell>
          <table:table-cell table:style-name="ce46" table:formula="of:=AVERAGE([.J7:.J19])" office:value-type="currency" office:currency="EUR" office:value="75139.0961538462" calcext:value-type="currency">
            <text:p>75 139,10 €</text:p>
          </table:table-cell>
          <table:table-cell table:style-name="ce65" table:number-columns-repeated="1014"/>
        </table:table-row>
        <table:table-row table:style-name="ro3">
          <table:table-cell table:style-name="ce27" office:value-type="string" calcext:value-type="string">
            <text:p>Minimum</text:p>
          </table:table-cell>
          <table:table-cell table:style-name="ce35" table:number-columns-repeated="2"/>
          <table:table-cell table:style-name="ce41"/>
          <table:table-cell table:style-name="ce35" table:formula="of:=MIN([.E7:.E19])" office:value-type="float" office:value="10" calcext:value-type="float">
            <text:p>10</text:p>
          </table:table-cell>
          <table:table-cell table:style-name="ce46" table:formula="of:=MIN([.F7:.F19])" office:value-type="currency" office:currency="EUR" office:value="12000" calcext:value-type="currency">
            <text:p>12 000,00 €</text:p>
          </table:table-cell>
          <table:table-cell table:style-name="ce46" table:formula="of:=MIN([.G7:.G19])" office:value-type="currency" office:currency="EUR" office:value="14352" calcext:value-type="currency">
            <text:p>14 352,00 €</text:p>
          </table:table-cell>
          <table:table-cell table:style-name="ce46"/>
          <table:table-cell table:style-name="ce46" table:formula="of:=MIN([.I7:.I19])" office:value-type="currency" office:currency="EUR" office:value="432" calcext:value-type="currency">
            <text:p>432,00 €</text:p>
          </table:table-cell>
          <table:table-cell table:style-name="ce46" table:formula="of:=MIN([.J7:.J19])" office:value-type="currency" office:currency="EUR" office:value="11556" calcext:value-type="currency">
            <text:p>11 556,00 €</text:p>
          </table:table-cell>
          <table:table-cell table:style-name="ce65" table:number-columns-repeated="1014"/>
        </table:table-row>
        <table:table-row table:style-name="ro3">
          <table:table-cell table:style-name="ce27" office:value-type="string" calcext:value-type="string">
            <text:p>Maximum</text:p>
          </table:table-cell>
          <table:table-cell table:style-name="ce35" table:number-columns-repeated="2"/>
          <table:table-cell table:style-name="ce41"/>
          <table:table-cell table:style-name="ce35" table:formula="of:=MAX([.E7:.E19])" office:value-type="float" office:value="355" calcext:value-type="float">
            <text:p>355</text:p>
          </table:table-cell>
          <table:table-cell table:style-name="ce46" table:formula="of:=MAX([.F7:.F19])" office:value-type="currency" office:currency="EUR" office:value="213000" calcext:value-type="currency">
            <text:p>213 000,00 €</text:p>
          </table:table-cell>
          <table:table-cell table:style-name="ce46" table:formula="of:=MAX([.G7:.G19])" office:value-type="currency" office:currency="EUR" office:value="254748" calcext:value-type="currency">
            <text:p>254 748,00 €</text:p>
          </table:table-cell>
          <table:table-cell table:style-name="ce46"/>
          <table:table-cell table:style-name="ce46" table:formula="of:=MAX([.I7:.I19])" office:value-type="currency" office:currency="EUR" office:value="7881" calcext:value-type="currency">
            <text:p>7 881,00 €</text:p>
          </table:table-cell>
          <table:table-cell table:style-name="ce46" table:formula="of:=MAX([.J7:.J19])" office:value-type="currency" office:currency="EUR" office:value="205119" calcext:value-type="currency">
            <text:p>205 119,00 €</text:p>
          </table:table-cell>
          <table:table-cell table:style-name="ce65" table:number-columns-repeated="1014"/>
        </table:table-row>
        <table:table-row table:style-name="ro4">
          <table:table-cell table:style-name="ce28" office:value-type="string" calcext:value-type="string">
            <text:p>Artigue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PROD T</text:p>
          </table:table-cell>
          <table:table-cell table:style-name="ce42" table:formula="of:=IF([.C7]=&quot;PROD X&quot;;1200;IF([.C7]=&quot;PROD Y&quot;;900;IF([.C7]=&quot;PROD Z&quot;;600;IF([.C7]=&quot;PROD T&quot;;300))))" office:value-type="currency" office:currency="EUR" office:value="300" calcext:value-type="currency">
            <text:p>300 €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table:formula="of:=[.D7]*[.E7]" office:value-type="currency" office:currency="EUR" office:value="30000" calcext:value-type="currency">
            <text:p>30 000 €</text:p>
          </table:table-cell>
          <table:table-cell table:style-name="ce43" table:formula="of:=[.F7]*(Taux_de_TVA + 1)" office:value-type="currency" office:currency="EUR" office:value="35880" calcext:value-type="currency">
            <text:p>35 880 €</text:p>
          </table:table-cell>
          <table:table-cell table:style-name="ce51" table:formula="of:=IF([.D7]=1200;3.6/100;IF([.D7]=900;3.65/100;IF([.D7]=600;0.037;IF([.D7]=300;0.037))))" office:value-type="percentage" office:value="0.037" calcext:value-type="percentage">
            <text:p>3,70%</text:p>
          </table:table-cell>
          <table:table-cell table:style-name="ce55" table:formula="of:=[.F7]*[.H7]" office:value-type="currency" office:currency="EUR" office:value="1110" calcext:value-type="currency">
            <text:p>1 110,00 €</text:p>
          </table:table-cell>
          <table:table-cell table:style-name="ce61" table:formula="of:=[.F7]-[.I7]" office:value-type="currency" office:currency="EUR" office:value="28890" calcext:value-type="currency">
            <text:p>28 890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Bonnin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PROD Z</text:p>
          </table:table-cell>
          <table:table-cell table:style-name="ce42" table:formula="of:=IF([.C8]=&quot;PROD X&quot;;1200;IF([.C8]=&quot;PROD Y&quot;;900;IF([.C8]=&quot;PROD Z&quot;;600;IF([.C8]=&quot;PROD T&quot;;300))))" office:value-type="currency" office:currency="EUR" office:value="600" calcext:value-type="currency">
            <text:p>600 €</text:p>
          </table:table-cell>
          <table:table-cell table:style-name="ce36" office:value-type="float" office:value="75" calcext:value-type="float">
            <text:p>75</text:p>
          </table:table-cell>
          <table:table-cell table:style-name="ce43" table:formula="of:=[.D8]*[.E8]" office:value-type="currency" office:currency="EUR" office:value="45000" calcext:value-type="currency">
            <text:p>45 000 €</text:p>
          </table:table-cell>
          <table:table-cell table:style-name="ce43" table:formula="of:=[.F8]*(Taux_de_TVA + 1)" office:value-type="currency" office:currency="EUR" office:value="53820" calcext:value-type="currency">
            <text:p>53 820 €</text:p>
          </table:table-cell>
          <table:table-cell table:style-name="ce51" table:formula="of:=IF([.D8]=1200;3.6/100;IF([.D8]=900;3.65/100;IF([.D8]=600;0.037;IF([.D8]=300;0.037))))" office:value-type="percentage" office:value="0.037" calcext:value-type="percentage">
            <text:p>3,70%</text:p>
          </table:table-cell>
          <table:table-cell table:style-name="ce55" table:formula="of:=[.F8]*[.H8]" office:value-type="currency" office:currency="EUR" office:value="1665" calcext:value-type="currency">
            <text:p>1 665,00 €</text:p>
          </table:table-cell>
          <table:table-cell table:style-name="ce61" table:formula="of:=[.F8]-[.I8]" office:value-type="currency" office:currency="EUR" office:value="43335" calcext:value-type="currency">
            <text:p>43 335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Bonni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PROD Z</text:p>
          </table:table-cell>
          <table:table-cell table:style-name="ce42" table:formula="of:=IF([.C9]=&quot;PROD X&quot;;1200;IF([.C9]=&quot;PROD Y&quot;;900;IF([.C9]=&quot;PROD Z&quot;;600;IF([.C9]=&quot;PROD T&quot;;300))))" office:value-type="currency" office:currency="EUR" office:value="600" calcext:value-type="currency">
            <text:p>600 €</text:p>
          </table:table-cell>
          <table:table-cell table:style-name="ce36" office:value-type="float" office:value="245" calcext:value-type="float">
            <text:p>245</text:p>
          </table:table-cell>
          <table:table-cell table:style-name="ce43" table:formula="of:=[.D9]*[.E9]" office:value-type="currency" office:currency="EUR" office:value="147000" calcext:value-type="currency">
            <text:p>147 000 €</text:p>
          </table:table-cell>
          <table:table-cell table:style-name="ce43" table:formula="of:=[.F9]*(Taux_de_TVA + 1)" office:value-type="currency" office:currency="EUR" office:value="175812" calcext:value-type="currency">
            <text:p>175 812 €</text:p>
          </table:table-cell>
          <table:table-cell table:style-name="ce51" table:formula="of:=IF([.D9]=1200;3.6/100;IF([.D9]=900;3.65/100;IF([.D9]=600;0.037;IF([.D9]=300;0.037))))" office:value-type="percentage" office:value="0.037" calcext:value-type="percentage">
            <text:p>3,70%</text:p>
          </table:table-cell>
          <table:table-cell table:style-name="ce55" table:formula="of:=[.F9]*[.H9]" office:value-type="currency" office:currency="EUR" office:value="5439" calcext:value-type="currency">
            <text:p>5 439,00 €</text:p>
          </table:table-cell>
          <table:table-cell table:style-name="ce61" table:formula="of:=[.F9]-[.I9]" office:value-type="currency" office:currency="EUR" office:value="141561" calcext:value-type="currency">
            <text:p>141 561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Brug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PROD Z</text:p>
          </table:table-cell>
          <table:table-cell table:style-name="ce42" table:formula="of:=IF([.C10]=&quot;PROD X&quot;;1200;IF([.C10]=&quot;PROD Y&quot;;900;IF([.C10]=&quot;PROD Z&quot;;600;IF([.C10]=&quot;PROD T&quot;;300))))" office:value-type="currency" office:currency="EUR" office:value="600" calcext:value-type="currency">
            <text:p>600 €</text:p>
          </table:table-cell>
          <table:table-cell table:style-name="ce36" office:value-type="float" office:value="130" calcext:value-type="float">
            <text:p>130</text:p>
          </table:table-cell>
          <table:table-cell table:style-name="ce43" table:formula="of:=[.D10]*[.E10]" office:value-type="currency" office:currency="EUR" office:value="78000" calcext:value-type="currency">
            <text:p>78 000 €</text:p>
          </table:table-cell>
          <table:table-cell table:style-name="ce43" table:formula="of:=[.F10]*(Taux_de_TVA + 1)" office:value-type="currency" office:currency="EUR" office:value="93288" calcext:value-type="currency">
            <text:p>93 288 €</text:p>
          </table:table-cell>
          <table:table-cell table:style-name="ce51" table:formula="of:=IF([.D10]=1200;3.6/100;IF([.D10]=900;3.65/100;IF([.D10]=600;0.037;IF([.D10]=300;0.037))))" office:value-type="percentage" office:value="0.037" calcext:value-type="percentage">
            <text:p>3,70%</text:p>
          </table:table-cell>
          <table:table-cell table:style-name="ce55" table:formula="of:=[.F10]*[.H10]" office:value-type="currency" office:currency="EUR" office:value="2886" calcext:value-type="currency">
            <text:p>2 886,00 €</text:p>
          </table:table-cell>
          <table:table-cell table:style-name="ce61" table:formula="of:=[.F10]-[.I10]" office:value-type="currency" office:currency="EUR" office:value="75114" calcext:value-type="currency">
            <text:p>75 114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Cartier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PROD X</text:p>
          </table:table-cell>
          <table:table-cell table:style-name="ce42" table:formula="of:=IF([.C11]=&quot;PROD X&quot;;1200;IF([.C11]=&quot;PROD Y&quot;;900;IF([.C11]=&quot;PROD Z&quot;;600;IF([.C11]=&quot;PROD T&quot;;300))))" office:value-type="currency" office:currency="EUR" office:value="1200" calcext:value-type="currency">
            <text:p>1 200 €</text:p>
          </table:table-cell>
          <table:table-cell table:style-name="ce36" office:value-type="float" office:value="50" calcext:value-type="float">
            <text:p>50</text:p>
          </table:table-cell>
          <table:table-cell table:style-name="ce43" table:formula="of:=[.D11]*[.E11]" office:value-type="currency" office:currency="EUR" office:value="60000" calcext:value-type="currency">
            <text:p>60 000 €</text:p>
          </table:table-cell>
          <table:table-cell table:style-name="ce43" table:formula="of:=[.F11]*(Taux_de_TVA + 1)" office:value-type="currency" office:currency="EUR" office:value="71760" calcext:value-type="currency">
            <text:p>71 760 €</text:p>
          </table:table-cell>
          <table:table-cell table:style-name="ce51" table:formula="of:=IF([.D11]=1200;3.6/100;IF([.D11]=900;3.65/100;IF([.D11]=600;0.037;IF([.D11]=300;0.037))))" office:value-type="percentage" office:value="0.036" calcext:value-type="percentage">
            <text:p>3,60%</text:p>
          </table:table-cell>
          <table:table-cell table:style-name="ce55" table:formula="of:=[.F11]*[.H11]" office:value-type="currency" office:currency="EUR" office:value="2160" calcext:value-type="currency">
            <text:p>2 160,00 €</text:p>
          </table:table-cell>
          <table:table-cell table:style-name="ce61" table:formula="of:=[.F11]-[.I11]" office:value-type="currency" office:currency="EUR" office:value="57840" calcext:value-type="currency">
            <text:p>57 840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Dupo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PROD X</text:p>
          </table:table-cell>
          <table:table-cell table:style-name="ce42" table:formula="of:=IF([.C12]=&quot;PROD X&quot;;1200;IF([.C12]=&quot;PROD Y&quot;;900;IF([.C12]=&quot;PROD Z&quot;;600;IF([.C12]=&quot;PROD T&quot;;300))))" office:value-type="currency" office:currency="EUR" office:value="1200" calcext:value-type="currency">
            <text:p>1 200 €</text:p>
          </table:table-cell>
          <table:table-cell table:style-name="ce36" office:value-type="float" office:value="150" calcext:value-type="float">
            <office:annotation draw:style-name="gr1" draw:text-style-name="P2" svg:width="4.203cm" svg:height="1.075cm" svg:x="10.13cm" svg:y="9.092cm" draw:caption-point-x="-0.674cm" draw:caption-point-y="1.963cm">
              <dc:date>2020-11-16T00:00:00</dc:date>
              <text:p text:style-name="P1">Commande 200 pièces prévue le 06 mai</text:p>
            </office:annotation>
            <text:p>150</text:p>
          </table:table-cell>
          <table:table-cell table:style-name="ce43" table:formula="of:=[.D12]*[.E12]" office:value-type="currency" office:currency="EUR" office:value="180000" calcext:value-type="currency">
            <text:p>180 000 €</text:p>
          </table:table-cell>
          <table:table-cell table:style-name="ce43" table:formula="of:=[.F12]*(Taux_de_TVA + 1)" office:value-type="currency" office:currency="EUR" office:value="215280" calcext:value-type="currency">
            <text:p>215 280 €</text:p>
          </table:table-cell>
          <table:table-cell table:style-name="ce51" table:formula="of:=IF([.D12]=1200;3.6/100;IF([.D12]=900;3.65/100;IF([.D12]=600;0.037;IF([.D12]=300;0.037))))" office:value-type="percentage" office:value="0.036" calcext:value-type="percentage">
            <text:p>3,60%</text:p>
          </table:table-cell>
          <table:table-cell table:style-name="ce55" table:formula="of:=[.F12]*[.H12]" office:value-type="currency" office:currency="EUR" office:value="6480" calcext:value-type="currency">
            <text:p>6 480,00 €</text:p>
          </table:table-cell>
          <table:table-cell table:style-name="ce61" table:formula="of:=[.F12]-[.I12]" office:value-type="currency" office:currency="EUR" office:value="173520" calcext:value-type="currency">
            <text:p>173 520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Duran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PROD Y</text:p>
          </table:table-cell>
          <table:table-cell table:style-name="ce42" table:formula="of:=IF([.C13]=&quot;PROD X&quot;;1200;IF([.C13]=&quot;PROD Y&quot;;900;IF([.C13]=&quot;PROD Z&quot;;600;IF([.C13]=&quot;PROD T&quot;;300))))" office:value-type="currency" office:currency="EUR" office:value="900" calcext:value-type="currency">
            <text:p>900 €</text:p>
          </table:table-cell>
          <table:table-cell table:style-name="ce36" office:value-type="float" office:value="125" calcext:value-type="float">
            <text:p>125</text:p>
          </table:table-cell>
          <table:table-cell table:style-name="ce43" table:formula="of:=[.D13]*[.E13]" office:value-type="currency" office:currency="EUR" office:value="112500" calcext:value-type="currency">
            <text:p>112 500 €</text:p>
          </table:table-cell>
          <table:table-cell table:style-name="ce43" table:formula="of:=[.F13]*(Taux_de_TVA + 1)" office:value-type="currency" office:currency="EUR" office:value="134550" calcext:value-type="currency">
            <text:p>134 550 €</text:p>
          </table:table-cell>
          <table:table-cell table:style-name="ce51" table:formula="of:=IF([.D13]=1200;3.6/100;IF([.D13]=900;3.65/100;IF([.D13]=600;0.037;IF([.D13]=300;0.037))))" office:value-type="percentage" office:value="0.0365" calcext:value-type="percentage">
            <text:p>3,65%</text:p>
          </table:table-cell>
          <table:table-cell table:style-name="ce55" table:formula="of:=[.F13]*[.H13]" office:value-type="currency" office:currency="EUR" office:value="4106.25" calcext:value-type="currency">
            <text:p>4 106,25 €</text:p>
          </table:table-cell>
          <table:table-cell table:style-name="ce61" table:formula="of:=[.F13]-[.I13]" office:value-type="currency" office:currency="EUR" office:value="108393.75" calcext:value-type="currency">
            <text:p>108 394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Durieux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PROD T</text:p>
          </table:table-cell>
          <table:table-cell table:style-name="ce42" table:formula="of:=IF([.C14]=&quot;PROD X&quot;;1200;IF([.C14]=&quot;PROD Y&quot;;900;IF([.C14]=&quot;PROD Z&quot;;600;IF([.C14]=&quot;PROD T&quot;;300))))" office:value-type="currency" office:currency="EUR" office:value="300" calcext:value-type="currency">
            <text:p>300 €</text:p>
          </table:table-cell>
          <table:table-cell table:style-name="ce36" office:value-type="float" office:value="120" calcext:value-type="float">
            <text:p>120</text:p>
          </table:table-cell>
          <table:table-cell table:style-name="ce43" table:formula="of:=[.D14]*[.E14]" office:value-type="currency" office:currency="EUR" office:value="36000" calcext:value-type="currency">
            <text:p>36 000 €</text:p>
          </table:table-cell>
          <table:table-cell table:style-name="ce43" table:formula="of:=[.F14]*(Taux_de_TVA + 1)" office:value-type="currency" office:currency="EUR" office:value="43056" calcext:value-type="currency">
            <text:p>43 056 €</text:p>
          </table:table-cell>
          <table:table-cell table:style-name="ce51" table:formula="of:=IF([.D14]=1200;3.6/100;IF([.D14]=900;3.65/100;IF([.D14]=600;0.037;IF([.D14]=300;0.037))))" office:value-type="percentage" office:value="0.037" calcext:value-type="percentage">
            <text:p>3,70%</text:p>
          </table:table-cell>
          <table:table-cell table:style-name="ce55" table:formula="of:=[.F14]*[.H14]" office:value-type="currency" office:currency="EUR" office:value="1332" calcext:value-type="currency">
            <text:p>1 332,00 €</text:p>
          </table:table-cell>
          <table:table-cell table:style-name="ce61" table:formula="of:=[.F14]-[.I14]" office:value-type="currency" office:currency="EUR" office:value="34668" calcext:value-type="currency">
            <text:p>34 668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Gueret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PROD T</text:p>
          </table:table-cell>
          <table:table-cell table:style-name="ce42" table:formula="of:=IF([.C15]=&quot;PROD X&quot;;1200;IF([.C15]=&quot;PROD Y&quot;;900;IF([.C15]=&quot;PROD Z&quot;;600;IF([.C15]=&quot;PROD T&quot;;300))))" office:value-type="currency" office:currency="EUR" office:value="300" calcext:value-type="currency">
            <text:p>300 €</text:p>
          </table:table-cell>
          <table:table-cell table:style-name="ce36" office:value-type="float" office:value="175" calcext:value-type="float">
            <text:p>175</text:p>
          </table:table-cell>
          <table:table-cell table:style-name="ce43" table:formula="of:=[.D15]*[.E15]" office:value-type="currency" office:currency="EUR" office:value="52500" calcext:value-type="currency">
            <text:p>52 500 €</text:p>
          </table:table-cell>
          <table:table-cell table:style-name="ce43" table:formula="of:=[.F15]*(Taux_de_TVA + 1)" office:value-type="currency" office:currency="EUR" office:value="62790" calcext:value-type="currency">
            <text:p>62 790 €</text:p>
          </table:table-cell>
          <table:table-cell table:style-name="ce51" table:formula="of:=IF([.D15]=1200;3.6/100;IF([.D15]=900;3.65/100;IF([.D15]=600;0.037;IF([.D15]=300;0.037))))" office:value-type="percentage" office:value="0.037" calcext:value-type="percentage">
            <text:p>3,70%</text:p>
          </table:table-cell>
          <table:table-cell table:style-name="ce55" table:formula="of:=[.F15]*[.H15]" office:value-type="currency" office:currency="EUR" office:value="1942.5" calcext:value-type="currency">
            <text:p>1 942,50 €</text:p>
          </table:table-cell>
          <table:table-cell table:style-name="ce61" table:formula="of:=[.F15]-[.I15]" office:value-type="currency" office:currency="EUR" office:value="50557.5" calcext:value-type="currency">
            <text:p>50 558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Guillon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PROD Z</text:p>
          </table:table-cell>
          <table:table-cell table:style-name="ce42" table:formula="of:=IF([.C16]=&quot;PROD X&quot;;1200;IF([.C16]=&quot;PROD Y&quot;;900;IF([.C16]=&quot;PROD Z&quot;;600;IF([.C16]=&quot;PROD T&quot;;300))))" office:value-type="currency" office:currency="EUR" office:value="600" calcext:value-type="currency">
            <text:p>600 €</text:p>
          </table:table-cell>
          <table:table-cell table:style-name="ce36" office:value-type="float" office:value="20" calcext:value-type="float">
            <text:p>20</text:p>
          </table:table-cell>
          <table:table-cell table:style-name="ce43" table:formula="of:=[.D16]*[.E16]" office:value-type="currency" office:currency="EUR" office:value="12000" calcext:value-type="currency">
            <text:p>12 000 €</text:p>
          </table:table-cell>
          <table:table-cell table:style-name="ce43" table:formula="of:=[.F16]*(Taux_de_TVA + 1)" office:value-type="currency" office:currency="EUR" office:value="14352" calcext:value-type="currency">
            <text:p>14 352 €</text:p>
          </table:table-cell>
          <table:table-cell table:style-name="ce51" table:formula="of:=IF([.D16]=1200;3.6/100;IF([.D16]=900;3.65/100;IF([.D16]=600;0.037;IF([.D16]=300;0.037))))" office:value-type="percentage" office:value="0.037" calcext:value-type="percentage">
            <text:p>3,70%</text:p>
          </table:table-cell>
          <table:table-cell table:style-name="ce55" table:formula="of:=[.F16]*[.H16]" office:value-type="currency" office:currency="EUR" office:value="444" calcext:value-type="currency">
            <text:p>444,00 €</text:p>
          </table:table-cell>
          <table:table-cell table:style-name="ce61" table:formula="of:=[.F16]-[.I16]" office:value-type="currency" office:currency="EUR" office:value="11556" calcext:value-type="currency">
            <text:p>11 556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Montfort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PROD Y</text:p>
          </table:table-cell>
          <table:table-cell table:style-name="ce42" table:formula="of:=IF([.C17]=&quot;PROD X&quot;;1200;IF([.C17]=&quot;PROD Y&quot;;900;IF([.C17]=&quot;PROD Z&quot;;600;IF([.C17]=&quot;PROD T&quot;;300))))" office:value-type="currency" office:currency="EUR" office:value="900" calcext:value-type="currency">
            <text:p>900 €</text:p>
          </table:table-cell>
          <table:table-cell table:style-name="ce36" office:value-type="float" office:value="40" calcext:value-type="float">
            <text:p>40</text:p>
          </table:table-cell>
          <table:table-cell table:style-name="ce43" table:formula="of:=[.D17]*[.E17]" office:value-type="currency" office:currency="EUR" office:value="36000" calcext:value-type="currency">
            <text:p>36 000 €</text:p>
          </table:table-cell>
          <table:table-cell table:style-name="ce43" table:formula="of:=[.F17]*(Taux_de_TVA + 1)" office:value-type="currency" office:currency="EUR" office:value="43056" calcext:value-type="currency">
            <text:p>43 056 €</text:p>
          </table:table-cell>
          <table:table-cell table:style-name="ce51" table:formula="of:=IF([.D17]=1200;3.6/100;IF([.D17]=900;3.65/100;IF([.D17]=600;0.037;IF([.D17]=300;0.037))))" office:value-type="percentage" office:value="0.0365" calcext:value-type="percentage">
            <text:p>3,65%</text:p>
          </table:table-cell>
          <table:table-cell table:style-name="ce55" table:formula="of:=[.F17]*[.H17]" office:value-type="currency" office:currency="EUR" office:value="1314" calcext:value-type="currency">
            <text:p>1 314,00 €</text:p>
          </table:table-cell>
          <table:table-cell table:style-name="ce61" table:formula="of:=[.F17]-[.I17]" office:value-type="currency" office:currency="EUR" office:value="34686" calcext:value-type="currency">
            <text:p>34 686 €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Vidal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PROD X</text:p>
          </table:table-cell>
          <table:table-cell table:style-name="ce42" table:formula="of:=IF([.C18]=&quot;PROD X&quot;;1200;IF([.C18]=&quot;PROD Y&quot;;900;IF([.C18]=&quot;PROD Z&quot;;600;IF([.C18]=&quot;PROD T&quot;;300))))" office:value-type="currency" office:currency="EUR" office:value="1200" calcext:value-type="currency">
            <text:p>1 200 €</text:p>
          </table:table-cell>
          <table:table-cell table:style-name="ce36" office:value-type="float" office:value="10" calcext:value-type="float">
            <text:p>10</text:p>
          </table:table-cell>
          <table:table-cell table:style-name="ce43" table:formula="of:=[.D18]*[.E18]" office:value-type="currency" office:currency="EUR" office:value="12000" calcext:value-type="currency">
            <text:p>12 000 €</text:p>
          </table:table-cell>
          <table:table-cell table:style-name="ce43" table:formula="of:=[.F18]*(Taux_de_TVA + 1)" office:value-type="currency" office:currency="EUR" office:value="14352" calcext:value-type="currency">
            <text:p>14 352 €</text:p>
          </table:table-cell>
          <table:table-cell table:style-name="ce51" table:formula="of:=IF([.D18]=1200;3.6/100;IF([.D18]=900;3.65/100;IF([.D18]=600;0.037;IF([.D18]=300;0.037))))" office:value-type="percentage" office:value="0.036" calcext:value-type="percentage">
            <text:p>3,60%</text:p>
          </table:table-cell>
          <table:table-cell table:style-name="ce55" table:formula="of:=[.F18]*[.H18]" office:value-type="currency" office:currency="EUR" office:value="432" calcext:value-type="currency">
            <text:p>432,00 €</text:p>
          </table:table-cell>
          <table:table-cell table:style-name="ce61" table:formula="of:=[.F18]-[.I18]" office:value-type="currency" office:currency="EUR" office:value="11568" calcext:value-type="currency">
            <text:p>11 568 €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Vidal</text:p>
          </table:table-cell>
          <table:table-cell table:style-name="ce36" office:value-type="float" office:value="5" calcext:value-type="float">
            <office:annotation draw:style-name="gr2" draw:text-style-name="P2" svg:width="4.995cm" svg:height="0.946cm" svg:x="4.344cm" svg:y="15.291cm" draw:caption-point-x="-0.515cm" draw:caption-point-y="1.444cm">
              <dc:date>2020-11-16T00:00:00</dc:date>
              <text:p text:style-name="P1">Effectué le 10 février 2010</text:p>
            </office:annotation>
            <text:p>5</text:p>
          </table:table-cell>
          <table:table-cell table:style-name="ce36" office:value-type="string" calcext:value-type="string">
            <text:p>PROD Z</text:p>
          </table:table-cell>
          <table:table-cell table:style-name="ce42" table:formula="of:=IF([.C19]=&quot;PROD X&quot;;1200;IF([.C19]=&quot;PROD Y&quot;;900;IF([.C19]=&quot;PROD Z&quot;;600;IF([.C19]=&quot;PROD T&quot;;300))))" office:value-type="currency" office:currency="EUR" office:value="600" calcext:value-type="currency">
            <text:p>600 €</text:p>
          </table:table-cell>
          <table:table-cell table:style-name="ce36" office:value-type="float" office:value="355" calcext:value-type="float">
            <text:p>355</text:p>
          </table:table-cell>
          <table:table-cell table:style-name="ce43" table:formula="of:=[.D19]*[.E19]" office:value-type="currency" office:currency="EUR" office:value="213000" calcext:value-type="currency">
            <text:p>213 000 €</text:p>
          </table:table-cell>
          <table:table-cell table:style-name="ce43" table:formula="of:=[.F19]*(Taux_de_TVA + 1)" office:value-type="currency" office:currency="EUR" office:value="254748" calcext:value-type="currency">
            <text:p>254 748 €</text:p>
          </table:table-cell>
          <table:table-cell table:style-name="ce51" table:formula="of:=IF([.D19]=1200;3.6/100;IF([.D19]=900;3.65/100;IF([.D19]=600;0.037;IF([.D19]=300;0.037))))" office:value-type="percentage" office:value="0.037" calcext:value-type="percentage">
            <text:p>3,70%</text:p>
          </table:table-cell>
          <table:table-cell table:style-name="ce55" table:formula="of:=[.F19]*[.H19]" office:value-type="currency" office:currency="EUR" office:value="7881" calcext:value-type="currency">
            <text:p>7 881,00 €</text:p>
          </table:table-cell>
          <table:table-cell table:style-name="ce61" table:formula="of:=[.F19]-[.I19]" office:value-type="currency" office:currency="EUR" office:value="205119" calcext:value-type="currency">
            <text:p>205 119 €</text:p>
          </table:table-cell>
          <table:table-cell table:number-columns-repeated="1014"/>
        </table:table-row>
        <table:table-row table:style-name="ro3">
          <table:table-cell table:style-name="ce30"/>
          <table:table-cell table:style-name="ce36" table:number-columns-repeated="2"/>
          <table:table-cell table:style-name="ce43"/>
          <table:table-cell table:style-name="ce45" office:value-type="currency" office:currency="pièces" office:value="1595" calcext:value-type="currency">
            <text:p>1 595 pièces</text:p>
          </table:table-cell>
          <table:table-cell table:style-name="ce47" table:formula="of:=SUM([.F7:.F19])/1000" office:value-type="currency" office:currency="k€" office:value="1014" calcext:value-type="currency">
            <text:p>1 014 k€</text:p>
          </table:table-cell>
          <table:table-cell table:style-name="ce48" table:formula="of:=SUM([.G7:.G19])" office:value-type="currency" office:currency="EUR" office:value="1212744" calcext:value-type="currency">
            <text:p>1 212 744 €</text:p>
          </table:table-cell>
          <table:table-cell/>
          <table:table-cell table:style-name="ce56" table:formula="of:=SUM([.I7:.I19])" office:value-type="currency" office:currency="EUR" office:value="37191.75" calcext:value-type="currency">
            <text:p>37 191,75 €</text:p>
          </table:table-cell>
          <table:table-cell table:style-name="ce62" table:formula="of:=SUM([.J7:.J19])" office:value-type="currency" office:currency="EUR" office:value="976808.25" calcext:value-type="currency">
            <text:p>976 808 EUR</text:p>
          </table:table-cell>
          <table:table-cell table:number-columns-repeated="1014"/>
        </table:table-row>
        <table:table-row table:style-name="ro3">
          <table:table-cell table:style-name="ce30"/>
          <table:table-cell table:style-name="ce36" table:number-columns-repeated="2"/>
          <table:table-cell table:style-name="ce43"/>
          <table:table-cell table:style-name="ce36" table:number-columns-repeated="3"/>
          <table:table-cell table:style-name="ce51"/>
          <table:table-cell table:style-name="ce55"/>
          <table:table-cell table:style-name="ce63"/>
          <table:table-cell table:number-columns-repeated="1014"/>
        </table:table-row>
        <table:table-row table:style-name="ro3">
          <table:table-cell table:style-name="ce31"/>
          <table:table-cell table:style-name="ce37" office:value-type="percentage" office:value="0.196" calcext:value-type="percentage">
            <text:p>19,60 %</text:p>
          </table:table-cell>
          <table:table-cell table:style-name="ce38"/>
          <table:table-cell table:style-name="ce44"/>
          <table:table-cell table:style-name="ce38" table:number-columns-repeated="3"/>
          <table:table-cell table:style-name="ce52"/>
          <table:table-cell table:style-name="ce57"/>
          <table:table-cell table:style-name="ce64"/>
          <table:table-cell table:number-columns-repeated="1014"/>
        </table:table-row>
        <table:table-row table:style-name="ro5">
          <table:table-cell table:number-columns-repeated="8"/>
          <table:table-cell table:style-name="ce32"/>
          <table:table-cell table:number-columns-repeated="1015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ise_en_forme.D7:Mise_en_forme.D19">
            <calcext:condition calcext:apply-style-name="moins1000" calcext:value="&lt;1000" calcext:base-cell-address="Mise_en_forme.D7"/>
          </calcext:conditional-format>
        </calcext:conditional-formats>
      </table:table>
      <table:table table:name="table_multi" table:style-name="ta1">
        <office:forms form:automatic-focus="false" form:apply-design-mode="false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2" table:default-cell-style-name="ce66"/>
        <table:table-column table:style-name="co15" table:number-columns-repeated="2" table:default-cell-style-name="ce66"/>
        <table:table-column table:style-name="co10" table:number-columns-repeated="1016" table:default-cell-style-name="ce66"/>
        <table:table-row table:style-name="ro6" table:number-rows-repeated="2">
          <table:table-cell table:number-columns-repeated="1024"/>
        </table:table-row>
        <table:table-row table:style-name="ro6">
          <table:table-cell table:style-name="ce67" office:value-type="string" calcext:value-type="string" table:number-columns-spanned="5" table:number-rows-spanned="1">
            <text:p>TABLE DE MULTIPLICATION PAR </text:p>
          </table:table-cell>
          <table:covered-table-cell table:number-columns-repeated="4"/>
          <table:table-cell table:style-name="ce73"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68" table:formula="of:=Multiplicateur" office:value-type="float" office:value="7" calcext:value-type="float">
            <text:p>7</text:p>
          </table:table-cell>
          <table:table-cell table:style-name="ce71" office:value-type="string" calcext:value-type="string">
            <text:p>fois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=</text:p>
          </table:table-cell>
          <table:table-cell table:style-name="ce74" table:formula="of:=[.B5]*[.D5]"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75" table:formula="of:=[.B6]*[.D6]" office:value-type="float" office:value="14" calcext:value-type="float">
            <text:p>14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75" table:formula="of:=[.B7]*[.D7]" office:value-type="float" office:value="21" calcext:value-type="float">
            <text:p>21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75" table:formula="of:=[.B8]*[.D8]" office:value-type="float" office:value="28" calcext:value-type="float">
            <text:p>28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75" table:formula="of:=[.B9]*[.D9]" office:value-type="float" office:value="35" calcext:value-type="float">
            <text:p>35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75" table:formula="of:=[.B10]*[.D10]" office:value-type="float" office:value="42" calcext:value-type="float">
            <text:p>42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75" table:formula="of:=[.B11]*[.D11]" office:value-type="float" office:value="49" calcext:value-type="float">
            <text:p>49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75" table:formula="of:=[.B12]*[.D12]" office:value-type="float" office:value="56" calcext:value-type="float">
            <text:p>56</text:p>
          </table:table-cell>
          <table:table-cell table:number-columns-repeated="1018"/>
        </table:table-row>
        <table:table-row table:style-name="ro6">
          <table:table-cell/>
          <table:table-cell table:style-name="ce69" table:formula="of:=Multiplicateur" office:value-type="float" office:value="7" calcext:value-type="float">
            <text:p>7</text:p>
          </table:table-cell>
          <table:table-cell office:value-type="string" calcext:value-type="string">
            <text:p>fo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75" table:formula="of:=[.B13]*[.D13]" office:value-type="float" office:value="63" calcext:value-type="float">
            <text:p>63</text:p>
          </table:table-cell>
          <table:table-cell table:number-columns-repeated="1018"/>
        </table:table-row>
        <table:table-row table:style-name="ro6">
          <table:table-cell/>
          <table:table-cell table:style-name="ce70" table:formula="of:=Multiplicateur" office:value-type="float" office:value="7" calcext:value-type="float">
            <text:p>7</text:p>
          </table:table-cell>
          <table:table-cell table:style-name="ce72" office:value-type="string" calcext:value-type="string">
            <text:p>fois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=</text:p>
          </table:table-cell>
          <table:table-cell table:style-name="ce76" table:formula="of:=[.B14]*[.D14]" office:value-type="float" office:value="70" calcext:value-type="float">
            <text:p>70</text:p>
          </table:table-cell>
          <table:table-cell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7"/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ultiplicateur" table:base-cell-address="$table_multi.$F$3" table:cell-range-address="$table_multi.$F$3"/>
        <table:named-range table:name="Taux_de_TVA" table:base-cell-address="$Mise_en_forme.$B$22" table:cell-range-address="$Mise_en_forme.$B$22"/>
      </table:named-expressions>
      <table:database-ranges>
        <table:database-range table:name="__Anonymous_Sheet_DB__0" table:target-range-address="Mise_en_forme.A2:Mise_en_forme.A1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2" number:min-decimal-places="2" number:min-integer-digits="1"/>
      <number:text>%</number:text>
    </number:percentag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>EUR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>EUR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>pièces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>pièces</number:currency-symbol>
      <style:map style:condition="value()&gt;=0" style:apply-style-name="N116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fr" number:country="FR">k€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fr" number:country="FR">k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fo:background-color="#55215b" style:text-align-source="fix" style:repeat-content="false"/>
      <style:paragraph-properties fo:text-align="center"/>
      <style:text-properties fo:color="#bababa" fo:font-size="12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fo:background-color="#e6e6ff" style:rotation-angle="90" style:vertical-align="middle" loext:vertical-justify="auto"/>
      <style:paragraph-properties css3t:text-justify="auto"/>
      <style:text-properties fo:color="#993366" fo:font-size="14pt" fo:font-style="normal"/>
    </style:style>
    <style:style style:name="moins1000" style:family="table-cell" style:parent-style-name="Default">
      <style:table-cell-properties fo:background-color="#ffff00"/>
      <style:text-properties fo:color="#008000" fo:font-size="10.5p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5.001cm" fo:margin-bottom="5.001cm" fo:margin-left="5.001cm" fo:margin-right="5.001cm" style:scale-to="51%" style:table-centering="both" style:writing-mode="lr-tb" style:print="charts drawings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center>
          <text:p><text:title>???</text:title></text:p>
        </style:region-center>
        <style:region-right>
          <text:p>page <text:page-number>1</text:page-number></text:p>
        </style:region-right>
      </style:header>
      <style:header-left style:display="false"/>
      <style:footer>
        <style:region-left>
          <text:p><text:date style:data-style-name="N2" text:date-value="2020-11-16">00/00/0000</text:date></text:p>
        </style:region-left>
        <style:region-center>
          <text:p>LL</text:p>
        </style:region-center>
        <style:region-right>
          <text:p><text:s/>/ <text:page-count>99</text:page-count><text:s/>pages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8:27:4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debat</meta:initial-creator>
    <meta:creation-date>2011-10-28T11:46:38</meta:creation-date>
    <meta:generator>LibreOffice/7.0.3.1$Windows_X86_64 LibreOffice_project/d7547858d014d4cf69878db179d326fc3483e082</meta:generator>
    <dc:date>2020-11-16T09:59:12.182000000</dc:date>
    <meta:editing-duration>PT2H40M29S</meta:editing-duration>
    <meta:editing-cycles>22</meta:editing-cycles>
    <meta:document-statistic meta:table-count="2" meta:cell-count="224" meta:object-count="0"/>
  </office:meta>
</office:document-meta>
</file>